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e7cfff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d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draw:marker-start="Arrow" draw:marker-start-width="0.406cm" draw:marker-end="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9090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 draw:end-line-spacing-vertical="0.66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e7c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Line_20_Style_20_9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246cm" svg:y1="5.904cm" svg:x2="4.246cm" svg:y2="7.467cm">
          <text:p/>
        </draw:line>
        <draw:line draw:style-name="gr1" draw:text-style-name="P1" draw:layer="layout" svg:x1="12.618cm" svg:y1="10.234cm" svg:x2="12.618cm" svg:y2="11.876cm">
          <text:p/>
        </draw:line>
        <draw:frame draw:style-name="gr2" draw:text-style-name="P2" draw:layer="layout" svg:width="5.929cm" svg:height="1.119cm" svg:x="14.15cm" svg:y="10.797cm">
          <draw:text-box>
            <text:p><text:span text:style-name="T1">Learn rules</text:span></text:p>
          </draw:text-box>
        </draw:frame>
        <draw:line draw:style-name="gr1" draw:text-style-name="P1" draw:layer="layout" svg:x1="5.987cm" svg:y1="8.224cm" svg:x2="9.346cm" svg:y2="8.224cm">
          <text:p/>
        </draw:line>
        <draw:frame draw:style-name="gr2" draw:text-style-name="P2" draw:layer="layout" svg:width="7.254cm" svg:height="1.119cm" svg:x="28.027cm" svg:y="2.128cm">
          <draw:text-box>
            <text:p><text:span text:style-name="T1">Verification report</text:span></text:p>
          </draw:text-box>
        </draw:frame>
        <draw:rect draw:style-name="gr3" draw:text-style-name="P3" draw:layer="layout" svg:width="4.865cm" svg:height="1.424cm" svg:x="9.079cm" svg:y="12.002cm">
          <text:p text:style-name="P1"><text:span text:style-name="T1">Learner</text:span></text:p>
        </draw:rect>
        <draw:frame draw:style-name="gr4" draw:text-style-name="P1" draw:layer="layout" svg:width="1.439cm" svg:height="2.158cm" svg:x="25.146cm" svg:y="2.167cm">
          <draw:image xlink:href="Pictures/100002010000019200000250ECDCEE63.png" xlink:type="simple" xlink:show="embed" xlink:actuate="onLoad">
            <text:p/>
          </draw:image>
        </draw:frame>
        <draw:rect draw:style-name="gr5" draw:text-style-name="P4" xml:id="id1" draw:id="id1" draw:layer="layout" svg:width="4.483cm" svg:height="1.567cm" svg:x="18.92cm" svg:y="11.967cm">
          <text:p text:style-name="P1"><text:span text:style-name="T2">Rules</text:span></text:p>
        </draw:rect>
        <draw:g>
          <draw:custom-shape draw:style-name="gr6" draw:text-style-name="P1" draw:layer="layout" svg:width="4.386cm" svg:height="2.324cm" draw:transform="rotate (3.1415926535892) translate (7.182cm 2.81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386cm" svg:height="2.324cm" draw:transform="rotate (3.1415926535892) translate (6.611cm 3.54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386cm" svg:height="2.324cm" draw:transform="rotate (3.1415926535892) translate (6.083cm 4.302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1" draw:layer="layout" svg:width="5.083cm" svg:height="1.673cm" svg:x="1.528cm" svg:y="2.45cm">
            <draw:text-box>
              <text:p text:style-name="P1">Configuration </text:p>
              <text:p text:style-name="P1">files</text:p>
            </draw:text-box>
          </draw:frame>
        </draw:g>
        <draw:custom-shape draw:style-name="gr7" draw:text-style-name="P1" draw:layer="layout" svg:width="4.386cm" svg:height="2.324cm" draw:transform="rotate (3.1415926535892) translate (15.095cm 7.41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4.524cm 8.14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3.996cm 8.902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5.083cm" svg:height="1.673cm" svg:x="9.251cm" svg:y="7.118cm">
          <draw:text-box>
            <text:p text:style-name="P1">Intermediate representation</text:p>
          </draw:text-box>
        </draw:frame>
        <draw:line draw:style-name="gr1" draw:text-style-name="P1" draw:layer="layout" svg:x1="31.574cm" svg:y1="7.414cm" svg:x2="33.531cm" svg:y2="7.414cm">
          <text:p/>
        </draw:line>
        <draw:line draw:style-name="gr8" draw:text-style-name="P1" draw:layer="layout" svg:x1="35.233cm" svg:y1="6.887cm" svg:x2="35.233cm" svg:y2="3.323cm">
          <text:p/>
        </draw:line>
        <draw:line draw:style-name="gr9" draw:text-style-name="P1" draw:layer="layout" svg:x1="26.985cm" svg:y1="3.323cm" svg:x2="35.275cm" svg:y2="3.323cm">
          <text:p/>
        </draw:line>
        <draw:custom-shape draw:style-name="gr10" draw:text-style-name="P3" draw:layer="layout" svg:width="3.539cm" svg:height="2.241cm" svg:x="33.486cm" svg:y="6.248cm">
          <text:p text:style-name="P1"><text:span text:style-name="T1">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draw:layer="layout" svg:width="4.865cm" svg:height="1.424cm" svg:x="0.664cm" svg:y="7.623cm">
          <text:p text:style-name="P1"><text:span text:style-name="T1">Translator</text:span></text:p>
        </draw:rect>
        <draw:frame draw:style-name="gr2" draw:text-style-name="P2" draw:layer="layout" svg:width="5.929cm" svg:height="1.119cm" svg:x="5.767cm" svg:y="6.918cm">
          <draw:text-box>
            <text:p><text:span text:style-name="T1">Translate</text:span></text:p>
          </draw:text-box>
        </draw:frame>
        <draw:rect draw:style-name="gr11" draw:text-style-name="P5" xml:id="id3" draw:id="id3" draw:layer="layout" svg:width="6.558cm" svg:height="2.195cm" svg:x="18.096cm" svg:y="1.662cm">
          <text:p text:style-name="P1"><text:span text:style-name="T3">Configuration files</text:span></text:p>
          <text:p text:style-name="P1"><text:span text:style-name="T3">to verify</text:span></text:p>
        </draw:rect>
        <draw:line draw:style-name="gr1" draw:text-style-name="P1" draw:layer="layout" svg:x1="14.239cm" svg:y1="12.968cm" svg:x2="18.803cm" svg:y2="12.968cm">
          <text:p/>
        </draw:line>
        <draw:g xml:id="id2" draw:id="id2">
          <draw:rect draw:style-name="gr3" draw:text-style-name="P3" draw:layer="layout" svg:width="11.219cm" svg:height="3.848cm" svg:x="20.355cm" svg:y="6.12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hecker</text:span></text:p>
          </draw:rect>
          <draw:rect draw:style-name="gr12" draw:text-style-name="P5" draw:layer="layout" svg:width="4.58cm" svg:height="2.002cm" svg:x="26.132cm" svg:y="6.525cm">
            <text:p text:style-name="P1"><text:span text:style-name="T3">2. Anomaly </text:span></text:p>
            <text:p text:style-name="P1"><text:span text:style-name="T3">Checking</text:span></text:p>
          </draw:rect>
          <draw:rect draw:style-name="gr12" draw:text-style-name="P5" draw:layer="layout" svg:width="4.483cm" svg:height="1.971cm" svg:x="21.092cm" svg:y="6.555cm">
            <text:p text:style-name="P1"><text:span text:style-name="T3">1. Error </text:span></text:p>
            <text:p text:style-name="P1"><text:span text:style-name="T3">Detecting</text:span></text:p>
          </draw:rect>
        </draw:g>
        <draw:connector draw:style-name="gr1" draw:text-style-name="P1" draw:layer="layout" draw:type="curve" svg:x1="23.403cm" svg:y1="12.75cm" svg:x2="25.964cm" svg:y2="9.97cm" draw:start-shape="id1" draw:start-glue-point="1" draw:end-shape="id2" draw:end-glue-point="2" svg:d="m23403 12750c1708 0 2561-926 2561-2780">
          <text:p/>
        </draw:connector>
        <draw:connector draw:style-name="gr13" draw:text-style-name="P1" draw:layer="layout" draw:type="curve" draw:line-skew="-0.152cm -1.27cm" svg:x1="21.375cm" svg:y1="3.857cm" svg:x2="20.355cm" svg:y2="8.046cm" draw:start-shape="id3" draw:start-glue-point="2" draw:end-shape="id2" draw:end-glue-point="3" svg:d="m21375 3857c0 1351-1408 1125-2337 1835s-1377 2354 1317 2354">
          <text:p/>
        </draw:connector>
        <draw:custom-shape draw:style-name="gr14" draw:text-style-name="P3" draw:layer="layout" svg:width="4.721cm" svg:height="2.565cm" svg:x="0.691cm" svg:y="11.07cm">
          <text:p text:style-name="P1"><text:span text:style-name="T1">Template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1" draw:layer="layout" svg:x1="5.72cm" svg:y1="12.719cm" svg:x2="9.079cm" svg:y2="12.719cm">
          <text:p/>
        </draw:line>
        <draw:frame draw:style-name="gr2" draw:text-style-name="P6" draw:layer="layout" svg:width="6.94cm" svg:height="1.119cm" svg:x="0.696cm" svg:y="4.536cm">
          <draw:text-box>
            <text:p text:style-name="P6"><text:span text:style-name="T4">(Sample dataset)</text:span></text:p>
          </draw:text-box>
        </draw:frame>
        <draw:frame draw:style-name="gr2" draw:text-style-name="P6" draw:layer="layout" svg:width="6.94cm" svg:height="1.119cm" svg:x="9.598cm" svg:y="8.893cm">
          <draw:text-box>
            <text:p text:style-name="P6"><text:span text:style-name="T4">(Training set)</text:span></text:p>
          </draw:text-box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7.897cm" fo:page-height="14.1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469cm" svg:x="1cm" svg:y="4.186cm"/>
      <draw:page-thumbnail draw:layer="backgroundobjects" svg:width="9.294cm" svg:height="3.469cm" svg:x="1cm" svg:y="12.234cm"/>
      <draw:page-thumbnail draw:layer="backgroundobjects" svg:width="9.294cm" svg:height="3.469cm" svg:x="1cm" svg:y="20.282cm"/>
      <draw:page-thumbnail draw:layer="backgroundobjects" svg:width="9.294cm" svg:height="3.469cm" svg:x="11.295cm" svg:y="4.186cm"/>
      <draw:page-thumbnail draw:layer="backgroundobjects" svg:width="9.294cm" svg:height="3.469cm" svg:x="11.295cm" svg:y="12.234cm"/>
      <draw:page-thumbnail draw:layer="backgroundobjects" svg:width="9.294cm" svg:height="3.469cm" svg:x="11.295cm" svg:y="20.28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3H11M7S</meta:editing-duration>
    <meta:editing-cycles>20</meta:editing-cycles>
    <dc:date>2016-05-09T15:03:32</dc:date>
    <dc:creator>Ennan Zhai</dc:creator>
    <meta:generator>OpenOffice/4.0.1$Unix OpenOffice.org_project/401m5$Build-9714</meta:generator>
    <meta:document-statistic meta:object-count="58"/>
  </office:meta>
</office:document-meta>
</file>